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loext:graphic-properties draw:fill="none" draw:fill-color="#ffffff"/>
      <style:paragraph-properties fo:margin-left="0cm" fo:margin-right="0cm" fo:margin-top="0cm" fo:margin-bottom="0cm" loext:contextual-spacing="false" style:line-height-at-least="0.582cm" fo:text-align="start" style:justify-single-word="false" fo:orphans="2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0.5pt" fo:letter-spacing="normal" fo:font-style="normal" style:text-underline-style="none" fo:font-weight="normal" style:text-blinking="false" fo:background-color="transparent"/>
    </style:style>
    <style:style style:name="P2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style:line-height-at-least="0.529cm" fo:text-align="start" style:justify-single-word="false" fo:orphans="2" fo:background-color="transparent" style:writing-mode="lr-tb"/>
      <style:text-properties fo:font-variant="normal" fo:text-transform="none" fo:color="#000000" style:text-line-through-style="none" style:text-line-through-type="none" style:font-name="Arial" fo:font-size="10.5pt" fo:letter-spacing="normal" fo:font-style="normal" style:text-underline-style="none" fo:font-weight="normal" style:text-blinking="false" fo:background-color="transparent"/>
    </style:style>
    <style:style style:name="P3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style:line-height-at-least="0.529cm" fo:text-align="start" style:justify-single-word="false" fo:orphans="2" fo:background-color="transparent" style:writing-mode="lr-tb"/>
      <style:text-properties fo:font-variant="normal" fo:text-transform="none" fo:color="#000000" style:text-line-through-style="none" style:text-line-through-type="none" style:font-name="Arial" fo:font-size="10.5pt" fo:letter-spacing="normal" fo:font-style="normal" style:text-underline-style="none" fo:font-weight="normal" officeooo:rsid="001618b8" officeooo:paragraph-rsid="001618b8" style:text-blinking="false" fo:background-color="transparent"/>
    </style:style>
    <style:style style:name="T1" style:family="text">
      <style:text-properties officeooo:rsid="001618b8"/>
    </style:style>
    <style:style style:name="T2" style:family="text">
      <style:text-properties officeooo:rsid="00177453"/>
    </style:style>
    <style:style style:name="T3" style:family="text">
      <style:text-properties officeooo:rsid="001889d1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50fe5654-f33f-ac49-0c6e-852fa08b9ce3"/>The architecture is divided in the following tiers:</text:p>
      <text:list xml:id="list1334616381" text:style-name="L1">
        <text:list-item>
          <text:p text:style-name="P2">Client tier: it is the interface of the application <text:span text:style-name="T1">to the user</text:span>, executable as a website on a browser or a graphical interface on a mobile device. <text:span text:style-name="T2">The website is realized with the classical tools HTML5 and CSS, while the mobile application is available on Android and iOS operating systems.</text:span></text:p>
        </text:list-item>
        <text:list-item>
          <text:p text:style-name="P3">Web tier: it contains the web server which receives the HTTP requests from the web client and answers with HTML pages <text:span text:style-name="T2">generated by a script engine. It </text:span>can be implemented by the Tomcat web server and the JSP containers of Java EE.</text:p>
        </text:list-item>
        <text:list-item>
          <text:p text:style-name="P2">Application tier: it contains the core of the application with all the running components. <text:span text:style-name="T2">It can be implemented using the Glassfish application server and the logic is contained in stateless Java beans. The communication with database happens with the JPA interface.</text:span></text:p>
        </text:list-item>
        <text:list-item>
          <text:p text:style-name="P2">Database tier: it contains the DBMS with the persistent data. It is accessible only by the application tier. <text:span text:style-name="T2">A possible implementation will use the MySQL database.</text:span></text:p>
        </text:list-item>
      </text:list>
      <text:p text:style-name="Text_20_body"><text:line-break/></text:p>
      <text:p text:style-name="Text_20_body">// <text:span text:style-name="T3">immagine del deployment diagra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5T13:56:02.766000000</meta:creation-date>
    <dc:date>2017-11-25T15:46:29.632000000</dc:date>
    <meta:editing-duration>PT7M54S</meta:editing-duration>
    <meta:editing-cycles>4</meta:editing-cycles>
    <meta:generator>LibreOffice/5.4.1.2$Windows_x86 LibreOffice_project/ea7cb86e6eeb2bf3a5af73a8f7777ac570321527</meta:generator>
    <meta:document-statistic meta:table-count="0" meta:image-count="0" meta:object-count="0" meta:page-count="1" meta:paragraph-count="7" meta:word-count="176" meta:character-count="1039" meta:non-whitespace-character-count="872"/>
  </office:meta>
</office:document-meta>
</file>